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the-first-real-client-zip-folder--componentization--testing--refactoring"/>The first real client: Zip Folder =&gt; Componentization / Testing / Refactoring<text:bookmark-end text:name="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1" text:outline-level="1"><text:bookmark-start text:name="exercise-4"/>Exercise 4<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2T17:47:48Z</meta:creation-date>
    <dc:date>2020-02-22T17:47:48Z</dc:date>
  </office:meta>
</office:document-meta>
</file>